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Adj. Fidelity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47403" calcext:value-type="float">
            <text:p>0.0000447403</text:p>
          </table:table-cell>
          <table:table-cell table:formula="of:=IF([.B2]=0; 0; LN([.B2]/(1-[.B2])))" office:value-type="float" office:value="-10.0145911552149" calcext:value-type="float">
            <text:p>-10.0145911552149</text:p>
          </table:table-cell>
          <table:table-cell table:formula="of:=IF([.B2]=0; 0; IF([.B2]=1; 1; 1/(1+EXP(-[.C2]-0.543369445854449))))" office:value-type="float" office:value="0.0000770312985806321" calcext:value-type="float">
            <text:p>7.70312985806321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16463" calcext:value-type="float">
            <text:p>0.00000016463</text:p>
          </table:table-cell>
          <table:table-cell table:formula="of:=IF([.B3]=0; 0; LN([.B3]/(1-[.B3])))" office:value-type="float" office:value="-15.6195651406565" calcext:value-type="float">
            <text:p>-15.6195651406565</text:p>
          </table:table-cell>
          <table:table-cell table:formula="of:=IF([.B3]=0; 0; IF([.B3]=1; 1; 1/(1+EXP(-[.C3]-0.543369445854449))))" office:value-type="float" office:value="0.0000002834596708878" calcext:value-type="float">
            <text:p>2.83459670887802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85769" calcext:value-type="float">
            <text:p>0.0000000185769</text:p>
          </table:table-cell>
          <table:table-cell table:formula="of:=IF([.B4]=0; 0; LN([.B4]/(1-[.B4])))" office:value-type="float" office:value="-17.8013469449752" calcext:value-type="float">
            <text:p>-17.8013469449752</text:p>
          </table:table-cell>
          <table:table-cell table:formula="of:=IF([.B4]=0; 0; IF([.B4]=1; 1; 1/(1+EXP(-[.C4]-0.543369445854449))))" office:value-type="float" office:value="0.0000000319856801023" calcext:value-type="float">
            <text:p>3.1985680102298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39224" calcext:value-type="float">
            <text:p>0.00000000139224</text:p>
          </table:table-cell>
          <table:table-cell table:formula="of:=IF([.B5]=0; 0; LN([.B5]/(1-[.B5])))" office:value-type="float" office:value="-20.3923518747104" calcext:value-type="float">
            <text:p>-20.3923518747104</text:p>
          </table:table-cell>
          <table:table-cell table:formula="of:=IF([.B5]=0; 0; IF([.B5]=1; 1; 1/(1+EXP(-[.C5]-0.543369445854449))))" office:value-type="float" office:value="0.00000000239715688936" calcext:value-type="float">
            <text:p>2.397156889362E-0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]=0; 0; LN([.B6]/(1-[.B6])))" office:value-type="float" office:value="0" calcext:value-type="float">
            <text:p>0</text:p>
          </table:table-cell>
          <table:table-cell table:formula="of:=IF([.B6]=0; 0; IF([.B6]=1; 1; 1/(1+EXP(-[.C6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00000783131" calcext:value-type="float">
            <text:p>7.83131E-12</text:p>
          </table:table-cell>
          <table:table-cell table:formula="of:=IF([.B7]=0; 0; LN([.B7]/(1-[.B7])))" office:value-type="float" office:value="-25.5728913146757" calcext:value-type="float">
            <text:p>-25.5728913146757</text:p>
          </table:table-cell>
          <table:table-cell table:formula="of:=IF([.B7]=0; 0; IF([.B7]=1; 1; 1/(1+EXP(-[.C7]-0.543369445854449))))" office:value-type="float" office:value="0.00000000001348393864" calcext:value-type="float">
            <text:p>1.34839386441911E-1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000694555" calcext:value-type="float">
            <text:p>6.94555E-10</text:p>
          </table:table-cell>
          <table:table-cell table:formula="of:=IF([.B8]=0; 0; LN([.B8]/(1-[.B8])))" office:value-type="float" office:value="-21.0877497625107" calcext:value-type="float">
            <text:p>-21.0877497625107</text:p>
          </table:table-cell>
          <table:table-cell table:formula="of:=IF([.B8]=0; 0; IF([.B8]=1; 1; 1/(1+EXP(-[.C8]-0.543369445854449))))" office:value-type="float" office:value="0.00000000119588383047" calcext:value-type="float">
            <text:p>1.19588383046693E-0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32665" calcext:value-type="float">
            <text:p>0.0000000132665</text:p>
          </table:table-cell>
          <table:table-cell table:formula="of:=IF([.B9]=0; 0; LN([.B9]/(1-[.B9])))" office:value-type="float" office:value="-18.1380237629506" calcext:value-type="float">
            <text:p>-18.1380237629506</text:p>
          </table:table-cell>
          <table:table-cell table:formula="of:=IF([.B9]=0; 0; IF([.B9]=1; 1; 1/(1+EXP(-[.C9]-0.543369445854449))))" office:value-type="float" office:value="0.00000002284224099304" calcext:value-type="float">
            <text:p>2.28422409930419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0000000166907" calcext:value-type="float">
            <text:p>1.66907E-11</text:p>
          </table:table-cell>
          <table:table-cell table:formula="of:=IF([.B10]=0; 0; LN([.B10]/(1-[.B10])))" office:value-type="float" office:value="-24.8161694378354" calcext:value-type="float">
            <text:p>-24.8161694378354</text:p>
          </table:table-cell>
          <table:table-cell table:formula="of:=IF([.B10]=0; 0; IF([.B10]=1; 1; 1/(1+EXP(-[.C10]-0.543369445854449))))" office:value-type="float" office:value="0.000000000028738024" calcext:value-type="float">
            <text:p>2.87380239994536E-1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23263" calcext:value-type="float">
            <text:p>0.00123263</text:p>
          </table:table-cell>
          <table:table-cell table:formula="of:=IF([.B11]=0; 0; LN([.B11]/(1-[.B11])))" office:value-type="float" office:value="-6.69737179062306" calcext:value-type="float">
            <text:p>-6.69737179062306</text:p>
          </table:table-cell>
          <table:table-cell table:formula="of:=IF([.B11]=0; 0; IF([.B11]=1; 1; 1/(1+EXP(-[.C11]-0.543369445854449))))" office:value-type="float" office:value="0.00212045402574595" calcext:value-type="float">
            <text:p>0.0021204540257459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 0; LN([.B12]/(1-[.B12])))" office:value-type="float" office:value="0" calcext:value-type="float">
            <text:p>0</text:p>
          </table:table-cell>
          <table:table-cell table:formula="of:=IF([.B12]=0; 0; IF([.B12]=1; 1; 1/(1+EXP(-[.C12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12854" calcext:value-type="float">
            <text:p>0.00000112854</text:p>
          </table:table-cell>
          <table:table-cell table:formula="of:=IF([.B13]=0; 0; LN([.B13]/(1-[.B13])))" office:value-type="float" office:value="-13.694584667495" calcext:value-type="float">
            <text:p>-13.694584667495</text:p>
          </table:table-cell>
          <table:table-cell table:formula="of:=IF([.B13]=0; 0; IF([.B13]=1; 1; 1/(1+EXP(-[.C13]-0.543369445854449))))" office:value-type="float" office:value="0.00000194311701644237" calcext:value-type="float">
            <text:p>1.94311701644237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133469" calcext:value-type="float">
            <text:p>0.0000133469</text:p>
          </table:table-cell>
          <table:table-cell table:formula="of:=IF([.B14]=0; 0; LN([.B14]/(1-[.B14])))" office:value-type="float" office:value="-11.2242130628316" calcext:value-type="float">
            <text:p>-11.2242130628316</text:p>
          </table:table-cell>
          <table:table-cell table:formula="of:=IF([.B14]=0; 0; IF([.B14]=1; 1; 1/(1+EXP(-[.C14]-0.543369445854449))))" office:value-type="float" office:value="0.0000229804524312467" calcext:value-type="float">
            <text:p>2.29804524312467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589774" calcext:value-type="float">
            <text:p>0.000589774</text:p>
          </table:table-cell>
          <table:table-cell table:formula="of:=IF([.B15]=0; 0; LN([.B15]/(1-[.B15])))" office:value-type="float" office:value="-7.43518119730959" calcext:value-type="float">
            <text:p>-7.43518119730959</text:p>
          </table:table-cell>
          <table:table-cell table:formula="of:=IF([.B15]=0; 0; IF([.B15]=1; 1; 1/(1+EXP(-[.C15]-0.543369445854449))))" office:value-type="float" office:value="0.0010150399507605" calcext:value-type="float">
            <text:p>0.00101503995076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226771" calcext:value-type="float">
            <text:p>0.00000000226771</text:p>
          </table:table-cell>
          <table:table-cell table:formula="of:=IF([.B16]=0; 0; LN([.B16]/(1-[.B16])))" office:value-type="float" office:value="-19.9044953229499" calcext:value-type="float">
            <text:p>-19.9044953229499</text:p>
          </table:table-cell>
          <table:table-cell table:formula="of:=IF([.B16]=0; 0; IF([.B16]=1; 1; 1/(1+EXP(-[.C16]-0.543369445854449))))" office:value-type="float" office:value="0.00000000390453991132" calcext:value-type="float">
            <text:p>3.90453991132275E-0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 0; LN([.B17]/(1-[.B17])))" office:value-type="float" office:value="0" calcext:value-type="float">
            <text:p>0</text:p>
          </table:table-cell>
          <table:table-cell table:formula="of:=IF([.B17]=0; 0; IF([.B17]=1; 1; 1/(1+EXP(-[.C17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65513" calcext:value-type="float">
            <text:p>0.000000065513</text:p>
          </table:table-cell>
          <table:table-cell table:formula="of:=IF([.B18]=0; 0; LN([.B18]/(1-[.B18])))" office:value-type="float" office:value="-16.541017175203" calcext:value-type="float">
            <text:p>-16.541017175203</text:p>
          </table:table-cell>
          <table:table-cell table:formula="of:=IF([.B18]=0; 0; IF([.B18]=1; 1; 1/(1+EXP(-[.C18]-0.543369445854449))))" office:value-type="float" office:value="0.00000011280018676692" calcext:value-type="float">
            <text:p>1.12800186766919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 0; LN([.B19]/(1-[.B19])))" office:value-type="float" office:value="0" calcext:value-type="float">
            <text:p>0</text:p>
          </table:table-cell>
          <table:table-cell table:formula="of:=IF([.B19]=0; 0; IF([.B19]=1; 1; 1/(1+EXP(-[.C19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710581" calcext:value-type="float">
            <text:p>0.0000710581</text:p>
          </table:table-cell>
          <table:table-cell table:formula="of:=IF([.B20]=0; 0; LN([.B20]/(1-[.B20])))" office:value-type="float" office:value="-9.55194164507203" calcext:value-type="float">
            <text:p>-9.55194164507203</text:p>
          </table:table-cell>
          <table:table-cell table:formula="of:=IF([.B20]=0; 0; IF([.B20]=1; 1; 1/(1+EXP(-[.C20]-0.543369445854449))))" office:value-type="float" office:value="0.000122341462703979" calcext:value-type="float">
            <text:p>0.00012234146270397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75081" calcext:value-type="float">
            <text:p>0.0175081</text:p>
          </table:table-cell>
          <table:table-cell table:formula="of:=IF([.B21]=0; 0; LN([.B21]/(1-[.B21])))" office:value-type="float" office:value="-4.02742846844762" calcext:value-type="float">
            <text:p>-4.02742846844762</text:p>
          </table:table-cell>
          <table:table-cell table:formula="of:=IF([.B21]=0; 0; IF([.B21]=1; 1; 1/(1+EXP(-[.C21]-0.543369445854449))))" office:value-type="float" office:value="0.0297692189694849" calcext:value-type="float">
            <text:p>0.029769218969484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515149" calcext:value-type="float">
            <text:p>0.000000515149</text:p>
          </table:table-cell>
          <table:table-cell table:formula="of:=IF([.B22]=0; 0; LN([.B22]/(1-[.B22])))" office:value-type="float" office:value="-14.4788091425903" calcext:value-type="float">
            <text:p>-14.4788091425903</text:p>
          </table:table-cell>
          <table:table-cell table:formula="of:=IF([.B22]=0; 0; IF([.B22]=1; 1; 1/(1+EXP(-[.C22]-0.543369445854449))))" office:value-type="float" office:value="0.000000886982500477" calcext:value-type="float">
            <text:p>8.86982500476999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0506841" calcext:value-type="float">
            <text:p>5.06841E-10</text:p>
          </table:table-cell>
          <table:table-cell table:formula="of:=IF([.B23]=0; 0; LN([.B23]/(1-[.B23])))" office:value-type="float" office:value="-21.4028237704837" calcext:value-type="float">
            <text:p>-21.4028237704837</text:p>
          </table:table-cell>
          <table:table-cell table:formula="of:=IF([.B23]=0; 0; IF([.B23]=1; 1; 1/(1+EXP(-[.C23]-0.543369445854449))))" office:value-type="float" office:value="0.00000000087267812715" calcext:value-type="float">
            <text:p>8.72678127145889E-1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6757" calcext:value-type="float">
            <text:p>0.0000000136757</text:p>
          </table:table-cell>
          <table:table-cell table:formula="of:=IF([.B24]=0; 0; LN([.B24]/(1-[.B24])))" office:value-type="float" office:value="-18.1076452879729" calcext:value-type="float">
            <text:p>-18.1076452879729</text:p>
          </table:table-cell>
          <table:table-cell table:formula="of:=IF([.B24]=0; 0; IF([.B24]=1; 1; 1/(1+EXP(-[.C24]-0.543369445854449))))" office:value-type="float" office:value="0.00000002354680096908" calcext:value-type="float">
            <text:p>2.35468009690783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633328" calcext:value-type="float">
            <text:p>0.00000633328</text:p>
          </table:table-cell>
          <table:table-cell table:formula="of:=IF([.B25]=0; 0; LN([.B25]/(1-[.B25])))" office:value-type="float" office:value="-11.969685955254" calcext:value-type="float">
            <text:p>-11.969685955254</text:p>
          </table:table-cell>
          <table:table-cell table:formula="of:=IF([.B25]=0; 0; IF([.B25]=1; 1; 1/(1+EXP(-[.C25]-0.543369445854449))))" office:value-type="float" office:value="0.0000109045828292316" calcext:value-type="float">
            <text:p>1.09045828292316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6]=0; 0; LN([.B26]/(1-[.B26])))" office:value-type="float" office:value="0" calcext:value-type="float">
            <text:p>0</text:p>
          </table:table-cell>
          <table:table-cell table:formula="of:=IF([.B26]=0; 0; IF([.B26]=1; 1; 1/(1+EXP(-[.C26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269225" calcext:value-type="float">
            <text:p>0.00000269225</text:p>
          </table:table-cell>
          <table:table-cell table:formula="of:=IF([.B27]=0; 0; LN([.B27]/(1-[.B27])))" office:value-type="float" office:value="-12.8251305904838" calcext:value-type="float">
            <text:p>-12.8251305904838</text:p>
          </table:table-cell>
          <table:table-cell table:formula="of:=IF([.B27]=0; 0; IF([.B27]=1; 1; 1/(1+EXP(-[.C27]-0.543369445854449))))" office:value-type="float" office:value="0.00000463550329007507" calcext:value-type="float">
            <text:p>4.63550329007507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8]=0; 0; LN([.B28]/(1-[.B28])))" office:value-type="float" office:value="0" calcext:value-type="float">
            <text:p>0</text:p>
          </table:table-cell>
          <table:table-cell table:formula="of:=IF([.B28]=0; 0; IF([.B28]=1; 1; 1/(1+EXP(-[.C28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9]=0; 0; LN([.B29]/(1-[.B29])))" office:value-type="float" office:value="0" calcext:value-type="float">
            <text:p>0</text:p>
          </table:table-cell>
          <table:table-cell table:formula="of:=IF([.B29]=0; 0; IF([.B29]=1; 1; 1/(1+EXP(-[.C29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707502" calcext:value-type="float">
            <text:p>7.08E-09</text:p>
          </table:table-cell>
          <table:table-cell table:formula="of:=IF([.B30]=0; 0; LN([.B30]/(1-[.B30])))" office:value-type="float" office:value="-18.766695559491" calcext:value-type="float">
            <text:p>-18.766695559491</text:p>
          </table:table-cell>
          <table:table-cell table:formula="of:=IF([.B30]=0; 0; IF([.B30]=1; 1; 1/(1+EXP(-[.C30]-0.543369445854449))))" office:value-type="float" office:value="0.00000001218175951403" calcext:value-type="float">
            <text:p>1.21817595140258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31853" calcext:value-type="float">
            <text:p>0.000131853</text:p>
          </table:table-cell>
          <table:table-cell table:formula="of:=IF([.B31]=0; 0; LN([.B31]/(1-[.B31])))" office:value-type="float" office:value="-8.9336910306019" calcext:value-type="float">
            <text:p>-8.9336910306019</text:p>
          </table:table-cell>
          <table:table-cell table:formula="of:=IF([.B31]=0; 0; IF([.B31]=1; 1; 1/(1+EXP(-[.C31]-0.543369445854449))))" office:value-type="float" office:value="0.000227002707503917" calcext:value-type="float">
            <text:p>0.00022700270750391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52789" calcext:value-type="float">
            <text:p>0.0252789</text:p>
          </table:table-cell>
          <table:table-cell table:formula="of:=IF([.B32]=0; 0; LN([.B32]/(1-[.B32])))" office:value-type="float" office:value="-3.6521813231216" calcext:value-type="float">
            <text:p>-3.6521813231216</text:p>
          </table:table-cell>
          <table:table-cell table:formula="of:=IF([.B32]=0; 0; IF([.B32]=1; 1; 1/(1+EXP(-[.C32]-0.543369445854449))))" office:value-type="float" office:value="0.0427452335145404" calcext:value-type="float">
            <text:p>0.0427452335145404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857954" calcext:value-type="float">
            <text:p>8.58E-08</text:p>
          </table:table-cell>
          <table:table-cell table:formula="of:=IF([.B33]=0; 0; LN([.B33]/(1-[.B33])))" office:value-type="float" office:value="-16.2713003591479" calcext:value-type="float">
            <text:p>-16.2713003591479</text:p>
          </table:table-cell>
          <table:table-cell table:formula="of:=IF([.B33]=0; 0; IF([.B33]=1; 1; 1/(1+EXP(-[.C33]-0.543369445854449))))" office:value-type="float" office:value="0.00000014772239100732" calcext:value-type="float">
            <text:p>1.47722391007317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894467" calcext:value-type="float">
            <text:p>8.94E-10</text:p>
          </table:table-cell>
          <table:table-cell table:formula="of:=IF([.B34]=0; 0; LN([.B34]/(1-[.B34])))" office:value-type="float" office:value="-20.8347931048843" calcext:value-type="float">
            <text:p>-20.8347931048843</text:p>
          </table:table-cell>
          <table:table-cell table:formula="of:=IF([.B34]=0; 0; IF([.B34]=1; 1; 1/(1+EXP(-[.C34]-0.543369445854449))))" office:value-type="float" office:value="0.00000000154009203307" calcext:value-type="float">
            <text:p>1.54009203307429E-0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367713" calcext:value-type="float">
            <text:p>3.68E-05</text:p>
          </table:table-cell>
          <table:table-cell table:formula="of:=IF([.B35]=0; 0; LN([.B35]/(1-[.B35])))" office:value-type="float" office:value="-10.2107561363911" calcext:value-type="float">
            <text:p>-10.2107561363911</text:p>
          </table:table-cell>
          <table:table-cell table:formula="of:=IF([.B35]=0; 0; IF([.B35]=1; 1; 1/(1+EXP(-[.C35]-0.543369445854449))))" office:value-type="float" office:value="0.0000633110927257625" calcext:value-type="float">
            <text:p>6.33110927257625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120736" calcext:value-type="float">
            <text:p>1.21E-08</text:p>
          </table:table-cell>
          <table:table-cell table:formula="of:=IF([.B36]=0; 0; LN([.B36]/(1-[.B36])))" office:value-type="float" office:value="-18.232244574085" calcext:value-type="float">
            <text:p>-18.232244574085</text:p>
          </table:table-cell>
          <table:table-cell table:formula="of:=IF([.B36]=0; 0; IF([.B36]=1; 1; 1/(1+EXP(-[.C36]-0.543369445854449))))" office:value-type="float" office:value="0.00000002078830747304" calcext:value-type="float">
            <text:p>2.07883074730376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26098" calcext:value-type="float">
            <text:p>2.61E-08</text:p>
          </table:table-cell>
          <table:table-cell table:formula="of:=IF([.B37]=0; 0; LN([.B37]/(1-[.B37])))" office:value-type="float" office:value="-17.4614071278084" calcext:value-type="float">
            <text:p>-17.4614071278084</text:p>
          </table:table-cell>
          <table:table-cell table:formula="of:=IF([.B37]=0; 0; IF([.B37]=1; 1; 1/(1+EXP(-[.C37]-0.543369445854449))))" office:value-type="float" office:value="0.00000004493549918329" calcext:value-type="float">
            <text:p>4.49354991832911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8]=0; 0; LN([.B38]/(1-[.B38])))" office:value-type="float" office:value="0" calcext:value-type="float">
            <text:p>0</text:p>
          </table:table-cell>
          <table:table-cell table:formula="of:=IF([.B38]=0; 0; IF([.B38]=1; 1; 1/(1+EXP(-[.C38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326282" calcext:value-type="float">
            <text:p>3.26E-05</text:p>
          </table:table-cell>
          <table:table-cell table:formula="of:=IF([.B39]=0; 0; LN([.B39]/(1-[.B39])))" office:value-type="float" office:value="-10.3303009841079" calcext:value-type="float">
            <text:p>-10.3303009841079</text:p>
          </table:table-cell>
          <table:table-cell table:formula="of:=IF([.B39]=0; 0; IF([.B39]=1; 1; 1/(1+EXP(-[.C39]-0.543369445854449))))" office:value-type="float" office:value="0.0000561778662449348" calcext:value-type="float">
            <text:p>5.61778662449348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0]=0; 0; LN([.B40]/(1-[.B40])))" office:value-type="float" office:value="0" calcext:value-type="float">
            <text:p>0</text:p>
          </table:table-cell>
          <table:table-cell table:formula="of:=IF([.B40]=0; 0; IF([.B40]=1; 1; 1/(1+EXP(-[.C40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15229" calcext:value-type="float">
            <text:p>4.15E-09</text:p>
          </table:table-cell>
          <table:table-cell table:formula="of:=IF([.B41]=0; 0; LN([.B41]/(1-[.B41])))" office:value-type="float" office:value="-19.2996058435122" calcext:value-type="float">
            <text:p>-19.2996058435122</text:p>
          </table:table-cell>
          <table:table-cell table:formula="of:=IF([.B41]=0; 0; IF([.B41]=1; 1; 1/(1+EXP(-[.C41]-0.543369445854449))))" office:value-type="float" office:value="0.00000000714940711393" calcext:value-type="float">
            <text:p>7.14940711393092E-09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64969" calcext:value-type="float">
            <text:p>2.65E-12</text:p>
          </table:table-cell>
          <table:table-cell table:formula="of:=IF([.B42]=0; 0; LN([.B42]/(1-[.B42])))" office:value-type="float" office:value="-26.6565784639027" calcext:value-type="float">
            <text:p>-26.6565784639027</text:p>
          </table:table-cell>
          <table:table-cell table:formula="of:=IF([.B42]=0; 0; IF([.B42]=1; 1; 1/(1+EXP(-[.C42]-0.543369445854449))))" office:value-type="float" office:value="0.00000000000456223255" calcext:value-type="float">
            <text:p>4.56223254937684E-12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56304" calcext:value-type="float">
            <text:p>1.56E-06</text:p>
          </table:table-cell>
          <table:table-cell table:formula="of:=IF([.B43]=0; 0; LN([.B43]/(1-[.B43])))" office:value-type="float" office:value="-13.3688763520006" calcext:value-type="float">
            <text:p>-13.3688763520006</text:p>
          </table:table-cell>
          <table:table-cell table:formula="of:=IF([.B43]=0; 0; IF([.B43]=1; 1; 1/(1+EXP(-[.C43]-0.543369445854449))))" office:value-type="float" office:value="0.00000269123705748975" calcext:value-type="float">
            <text:p>2.69123705748975E-06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172092" calcext:value-type="float">
            <text:p>1.72E-06</text:p>
          </table:table-cell>
          <table:table-cell table:formula="of:=IF([.B44]=0; 0; LN([.B44]/(1-[.B44])))" office:value-type="float" office:value="-13.2726498054958" calcext:value-type="float">
            <text:p>-13.2726498054958</text:p>
          </table:table-cell>
          <table:table-cell table:formula="of:=IF([.B44]=0; 0; IF([.B44]=1; 1; 1/(1+EXP(-[.C44]-0.543369445854449))))" office:value-type="float" office:value="0.00000296307397711666" calcext:value-type="float">
            <text:p>2.96307397711666E-0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70214" calcext:value-type="float">
            <text:p>1.70E-05</text:p>
          </table:table-cell>
          <table:table-cell table:formula="of:=IF([.B45]=0; 0; LN([.B45]/(1-[.B45])))" office:value-type="float" office:value="-10.9810221604878" calcext:value-type="float">
            <text:p>-10.9810221604878</text:p>
          </table:table-cell>
          <table:table-cell table:formula="of:=IF([.B45]=0; 0; IF([.B45]=1; 1; 1/(1+EXP(-[.C45]-0.543369445854449))))" office:value-type="float" office:value="0.0000293070627316946" calcext:value-type="float">
            <text:p>2.93070627316946E-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6]=0; 0; LN([.B46]/(1-[.B46])))" office:value-type="float" office:value="0" calcext:value-type="float">
            <text:p>0</text:p>
          </table:table-cell>
          <table:table-cell table:formula="of:=IF([.B46]=0; 0; IF([.B46]=1; 1; 1/(1+EXP(-[.C46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 0; LN([.B47]/(1-[.B47])))" office:value-type="float" office:value="0" calcext:value-type="float">
            <text:p>0</text:p>
          </table:table-cell>
          <table:table-cell table:formula="of:=IF([.B47]=0; 0; IF([.B47]=1; 1; 1/(1+EXP(-[.C47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1133" calcext:value-type="float">
            <text:p>5.11E-07</text:p>
          </table:table-cell>
          <table:table-cell table:formula="of:=IF([.B48]=0; 0; LN([.B48]/(1-[.B48])))" office:value-type="float" office:value="-14.4862501512833" calcext:value-type="float">
            <text:p>-14.4862501512833</text:p>
          </table:table-cell>
          <table:table-cell table:formula="of:=IF([.B48]=0; 0; IF([.B48]=1; 1; 1/(1+EXP(-[.C48]-0.543369445854449))))" office:value-type="float" office:value="0.00000088040695647106" calcext:value-type="float">
            <text:p>8.8040695647106E-07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072" calcext:value-type="float">
            <text:p>1.01E-05</text:p>
          </table:table-cell>
          <table:table-cell table:formula="of:=IF([.B49]=0; 0; LN([.B49]/(1-[.B49])))" office:value-type="float" office:value="-11.5057411891715" calcext:value-type="float">
            <text:p>-11.5057411891715</text:p>
          </table:table-cell>
          <table:table-cell table:formula="of:=IF([.B49]=0; 0; IF([.B49]=1; 1; 1/(1+EXP(-[.C49]-0.543369445854449))))" office:value-type="float" office:value="0.0000173418294893065" calcext:value-type="float">
            <text:p>1.73418294893065E-05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014804" calcext:value-type="float">
            <text:p>1.48E-10</text:p>
          </table:table-cell>
          <table:table-cell table:formula="of:=IF([.B50]=0; 0; LN([.B50]/(1-[.B50])))" office:value-type="float" office:value="-22.6335386082626" calcext:value-type="float">
            <text:p>-22.6335386082626</text:p>
          </table:table-cell>
          <table:table-cell table:formula="of:=IF([.B50]=0; 0; IF([.B50]=1; 1; 1/(1+EXP(-[.C50]-0.543369445854449))))" office:value-type="float" office:value="0.00000000025489506566" calcext:value-type="float">
            <text:p>2.54895065663858E-10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05378" calcext:value-type="float">
            <text:p>7.05E-08</text:p>
          </table:table-cell>
          <table:table-cell table:formula="of:=IF([.B51]=0; 0; LN([.B51]/(1-[.B51])))" office:value-type="float" office:value="-16.4671170300655" calcext:value-type="float">
            <text:p>-16.4671170300655</text:p>
          </table:table-cell>
          <table:table-cell table:formula="of:=IF([.B51]=0; 0; IF([.B51]=1; 1; 1/(1+EXP(-[.C51]-0.543369445854449))))" office:value-type="float" office:value="0.00000012145187955474" calcext:value-type="float">
            <text:p>1.21451879554739E-0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13537" calcext:value-type="float">
            <text:p>6.14E-08</text:p>
          </table:table-cell>
          <table:table-cell table:formula="of:=IF([.B52]=0; 0; LN([.B52]/(1-[.B52])))" office:value-type="float" office:value="-16.6066102965559" calcext:value-type="float">
            <text:p>-16.6066102965559</text:p>
          </table:table-cell>
          <table:table-cell table:formula="of:=IF([.B52]=0; 0; IF([.B52]=1; 1; 1/(1+EXP(-[.C52]-0.543369445854449))))" office:value-type="float" office:value="0.00000010563871047912" calcext:value-type="float">
            <text:p>1.05638710479123E-07</text:p>
          </table:table-cell>
          <table:table-cell table:number-columns-repeated="6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224745" calcext:value-type="float">
            <text:p>2.25E-10</text:p>
          </table:table-cell>
          <table:table-cell table:formula="of:=IF([.B53]=0; 0; LN([.B53]/(1-[.B53])))" office:value-type="float" office:value="-22.2160546895406" calcext:value-type="float">
            <text:p>-22.2160546895406</text:p>
          </table:table-cell>
          <table:table-cell table:formula="of:=IF([.B53]=0; 0; IF([.B53]=1; 1; 1/(1+EXP(-[.C53]-0.543369445854449))))" office:value-type="float" office:value="0.00000000038696562773" calcext:value-type="float">
            <text:p>3.86965627732048E-10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975311" calcext:value-type="float">
            <text:p>9.75E-09</text:p>
          </table:table-cell>
          <table:table-cell table:formula="of:=IF([.B54]=0; 0; LN([.B54]/(1-[.B54])))" office:value-type="float" office:value="-18.4456796186861" calcext:value-type="float">
            <text:p>-18.4456796186861</text:p>
          </table:table-cell>
          <table:table-cell table:formula="of:=IF([.B54]=0; 0; IF([.B54]=1; 1; 1/(1+EXP(-[.C54]-0.543369445854449))))" office:value-type="float" office:value="0.00000001679289108782" calcext:value-type="float">
            <text:p>1.67928910878239E-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 0; LN([.B55]/(1-[.B55])))" office:value-type="float" office:value="0" calcext:value-type="float">
            <text:p>0</text:p>
          </table:table-cell>
          <table:table-cell table:formula="of:=IF([.B55]=0; 0; IF([.B55]=1; 1; 1/(1+EXP(-[.C55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228544" calcext:value-type="float">
            <text:p>2.29E-09</text:p>
          </table:table-cell>
          <table:table-cell table:formula="of:=IF([.B56]=0; 0; LN([.B56]/(1-[.B56])))" office:value-type="float" office:value="-19.8967072686771" calcext:value-type="float">
            <text:p>-19.8967072686771</text:p>
          </table:table-cell>
          <table:table-cell table:formula="of:=IF([.B56]=0; 0; IF([.B56]=1; 1; 1/(1+EXP(-[.C56]-0.543369445854449))))" office:value-type="float" office:value="0.00000000393506740051" calcext:value-type="float">
            <text:p>3.93506740051385E-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 0; LN([.B57]/(1-[.B57])))" office:value-type="float" office:value="0" calcext:value-type="float">
            <text:p>0</text:p>
          </table:table-cell>
          <table:table-cell table:formula="of:=IF([.B57]=0; 0; IF([.B57]=1; 1; 1/(1+EXP(-[.C57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659461" calcext:value-type="float">
            <text:p>6.59E-09</text:p>
          </table:table-cell>
          <table:table-cell table:formula="of:=IF([.B58]=0; 0; LN([.B58]/(1-[.B58])))" office:value-type="float" office:value="-18.83701318164" calcext:value-type="float">
            <text:p>-18.83701318164</text:p>
          </table:table-cell>
          <table:table-cell table:formula="of:=IF([.B58]=0; 0; IF([.B58]=1; 1; 1/(1+EXP(-[.C58]-0.543369445854449))))" office:value-type="float" office:value="0.00000001135459025369" calcext:value-type="float">
            <text:p>1.13545902536878E-08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79695" calcext:value-type="float">
            <text:p>7.97E-07</text:p>
          </table:table-cell>
          <table:table-cell table:formula="of:=IF([.B59]=0; 0; LN([.B59]/(1-[.B59])))" office:value-type="float" office:value="-14.042473098431" calcext:value-type="float">
            <text:p>-14.042473098431</text:p>
          </table:table-cell>
          <table:table-cell table:formula="of:=IF([.B59]=0; 0; IF([.B59]=1; 1; 1/(1+EXP(-[.C59]-0.543369445854449))))" office:value-type="float" office:value="0.00000137218661003548" calcext:value-type="float">
            <text:p>1.37218661003548E-06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595786" calcext:value-type="float">
            <text:p>5.96E-07</text:p>
          </table:table-cell>
          <table:table-cell table:formula="of:=IF([.B60]=0; 0; LN([.B60]/(1-[.B60])))" office:value-type="float" office:value="-14.3333836989752" calcext:value-type="float">
            <text:p>-14.3333836989752</text:p>
          </table:table-cell>
          <table:table-cell table:formula="of:=IF([.B60]=0; 0; IF([.B60]=1; 1; 1/(1+EXP(-[.C60]-0.543369445854449))))" office:value-type="float" office:value="0.00000102582306336879" calcext:value-type="float">
            <text:p>1.02582306336879E-06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57869" calcext:value-type="float">
            <text:p>1.58E-07</text:p>
          </table:table-cell>
          <table:table-cell table:formula="of:=IF([.B61]=0; 0; LN([.B61]/(1-[.B61])))" office:value-type="float" office:value="-15.6615001038795" calcext:value-type="float">
            <text:p>-15.6615001038795</text:p>
          </table:table-cell>
          <table:table-cell table:formula="of:=IF([.B61]=0; 0; IF([.B61]=1; 1; 1/(1+EXP(-[.C61]-0.543369445854449))))" office:value-type="float" office:value="0.00000027181859321975" calcext:value-type="float">
            <text:p>2.71818593219751E-07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248448" calcext:value-type="float">
            <text:p>2.48E-10</text:p>
          </table:table-cell>
          <table:table-cell table:formula="of:=IF([.B62]=0; 0; LN([.B62]/(1-[.B62])))" office:value-type="float" office:value="-22.1157875475736" calcext:value-type="float">
            <text:p>-22.1157875475736</text:p>
          </table:table-cell>
          <table:table-cell table:formula="of:=IF([.B62]=0; 0; IF([.B62]=1; 1; 1/(1+EXP(-[.C62]-0.543369445854449))))" office:value-type="float" office:value="0.00000000042777742009" calcext:value-type="float">
            <text:p>4.27777420085549E-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 0; LN([.B63]/(1-[.B63])))" office:value-type="float" office:value="0" calcext:value-type="float">
            <text:p>0</text:p>
          </table:table-cell>
          <table:table-cell table:formula="of:=IF([.B63]=0; 0; IF([.B63]=1; 1; 1/(1+EXP(-[.C63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14039" calcext:value-type="float">
            <text:p>1.40E-10</text:p>
          </table:table-cell>
          <table:table-cell table:formula="of:=IF([.B64]=0; 0; LN([.B64]/(1-[.B64])))" office:value-type="float" office:value="-22.6865968518043" calcext:value-type="float">
            <text:p>-22.6865968518043</text:p>
          </table:table-cell>
          <table:table-cell table:formula="of:=IF([.B64]=0; 0; IF([.B64]=1; 1; 1/(1+EXP(-[.C64]-0.543369445854449))))" office:value-type="float" office:value="0.00000000024172330633" calcext:value-type="float">
            <text:p>2.41723306327659E-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00490489" calcext:value-type="float">
            <text:p>4.90E-11</text:p>
          </table:table-cell>
          <table:table-cell table:formula="of:=IF([.B65]=0; 0; LN([.B65]/(1-[.B65])))" office:value-type="float" office:value="-23.7382033562154" calcext:value-type="float">
            <text:p>-23.7382033562154</text:p>
          </table:table-cell>
          <table:table-cell table:formula="of:=IF([.B65]=0; 0; IF([.B65]=1; 1; 1/(1+EXP(-[.C65]-0.543369445854449))))" office:value-type="float" office:value="0.00000000008445232766" calcext:value-type="float">
            <text:p>8.44523276623438E-11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539368" calcext:value-type="float">
            <text:p>5.39E-10</text:p>
          </table:table-cell>
          <table:table-cell table:formula="of:=IF([.B66]=0; 0; LN([.B66]/(1-[.B66])))" office:value-type="float" office:value="-21.3406230316195" calcext:value-type="float">
            <text:p>-21.3406230316195</text:p>
          </table:table-cell>
          <table:table-cell table:formula="of:=IF([.B66]=0; 0; IF([.B66]=1; 1; 1/(1+EXP(-[.C66]-0.543369445854449))))" office:value-type="float" office:value="0.00000000092868307037" calcext:value-type="float">
            <text:p>9.28683070373892E-10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135649" calcext:value-type="float">
            <text:p>1.36E-07</text:p>
          </table:table-cell>
          <table:table-cell table:formula="of:=IF([.B67]=0; 0; LN([.B67]/(1-[.B67])))" office:value-type="float" office:value="-15.8131950341326" calcext:value-type="float">
            <text:p>-15.8131950341326</text:p>
          </table:table-cell>
          <table:table-cell table:formula="of:=IF([.B67]=0; 0; IF([.B67]=1; 1; 1/(1+EXP(-[.C67]-0.543369445854449))))" office:value-type="float" office:value="0.00000023356023629105" calcext:value-type="float">
            <text:p>2.33560236291046E-07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103666" calcext:value-type="float">
            <text:p>1.04E-08</text:p>
          </table:table-cell>
          <table:table-cell table:formula="of:=IF([.B68]=0; 0; LN([.B68]/(1-[.B68])))" office:value-type="float" office:value="-18.3846767269516" calcext:value-type="float">
            <text:p>-18.3846767269516</text:p>
          </table:table-cell>
          <table:table-cell table:formula="of:=IF([.B68]=0; 0; IF([.B68]=1; 1; 1/(1+EXP(-[.C68]-0.543369445854449))))" office:value-type="float" office:value="0.00000001784919729952" calcext:value-type="float">
            <text:p>1.78491972995226E-08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40201" calcext:value-type="float">
            <text:p>1.40E-05</text:p>
          </table:table-cell>
          <table:table-cell table:formula="of:=IF([.B69]=0; 0; LN([.B69]/(1-[.B69])))" office:value-type="float" office:value="-11.1750045235174" calcext:value-type="float">
            <text:p>-11.1750045235174</text:p>
          </table:table-cell>
          <table:table-cell table:formula="of:=IF([.B69]=0; 0; IF([.B69]=1; 1; 1/(1+EXP(-[.C69]-0.543369445854449))))" office:value-type="float" office:value="0.0000241395443568816" calcext:value-type="float">
            <text:p>2.41395443568816E-05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248295" calcext:value-type="float">
            <text:p>2.48E-05</text:p>
          </table:table-cell>
          <table:table-cell table:formula="of:=IF([.B70]=0; 0; LN([.B70]/(1-[.B70])))" office:value-type="float" office:value="-10.6034532657698" calcext:value-type="float">
            <text:p>-10.6034532657698</text:p>
          </table:table-cell>
          <table:table-cell table:formula="of:=IF([.B70]=0; 0; IF([.B70]=1; 1; 1/(1+EXP(-[.C70]-0.543369445854449))))" office:value-type="float" office:value="0.0000427506323250551" calcext:value-type="float">
            <text:p>4.27506323250551E-05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626559" calcext:value-type="float">
            <text:p>6.27E-08</text:p>
          </table:table-cell>
          <table:table-cell table:formula="of:=IF([.B71]=0; 0; LN([.B71]/(1-[.B71])))" office:value-type="float" office:value="-16.5856079234001" calcext:value-type="float">
            <text:p>-16.5856079234001</text:p>
          </table:table-cell>
          <table:table-cell table:formula="of:=IF([.B71]=0; 0; IF([.B71]=1; 1; 1/(1+EXP(-[.C71]-0.543369445854449))))" office:value-type="float" office:value="0.00000010788083642368" calcext:value-type="float">
            <text:p>1.07880836423681E-0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2]=0; 0; LN([.B72]/(1-[.B72])))" office:value-type="float" office:value="0" calcext:value-type="float">
            <text:p>0</text:p>
          </table:table-cell>
          <table:table-cell table:formula="of:=IF([.B72]=0; 0; IF([.B72]=1; 1; 1/(1+EXP(-[.C72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62195" calcext:value-type="float">
            <text:p>7.62E-08</text:p>
          </table:table-cell>
          <table:table-cell table:formula="of:=IF([.B73]=0; 0; LN([.B73]/(1-[.B73])))" office:value-type="float" office:value="-16.3896484252607" calcext:value-type="float">
            <text:p>-16.3896484252607</text:p>
          </table:table-cell>
          <table:table-cell table:formula="of:=IF([.B73]=0; 0; IF([.B73]=1; 1; 1/(1+EXP(-[.C73]-0.543369445854449))))" office:value-type="float" office:value="0.00000013123462166043" calcext:value-type="float">
            <text:p>1.3123462166043E-07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452708" calcext:value-type="float">
            <text:p>4.53E-08</text:p>
          </table:table-cell>
          <table:table-cell table:formula="of:=IF([.B74]=0; 0; LN([.B74]/(1-[.B74])))" office:value-type="float" office:value="-16.9106035586366" calcext:value-type="float">
            <text:p>-16.9106035586366</text:p>
          </table:table-cell>
          <table:table-cell table:formula="of:=IF([.B74]=0; 0; IF([.B74]=1; 1; 1/(1+EXP(-[.C74]-0.543369445854449))))" office:value-type="float" office:value="0.00000007794719780347" calcext:value-type="float">
            <text:p>7.79471978034691E-08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225667" calcext:value-type="float">
            <text:p>2.26E-06</text:p>
          </table:table-cell>
          <table:table-cell table:formula="of:=IF([.B75]=0; 0; LN([.B75]/(1-[.B75])))" office:value-type="float" office:value="-13.0016180259319" calcext:value-type="float">
            <text:p>-13.0016180259319</text:p>
          </table:table-cell>
          <table:table-cell table:formula="of:=IF([.B75]=0; 0; IF([.B75]=1; 1; 1/(1+EXP(-[.C75]-0.543369445854449))))" office:value-type="float" office:value="0.00000388552493211815" calcext:value-type="float">
            <text:p>3.88552493211815E-06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0644987" calcext:value-type="float">
            <text:p>6.45E-09</text:p>
          </table:table-cell>
          <table:table-cell table:formula="of:=IF([.B76]=0; 0; LN([.B76]/(1-[.B76])))" office:value-type="float" office:value="-18.8592058549307" calcext:value-type="float">
            <text:p>-18.8592058549307</text:p>
          </table:table-cell>
          <table:table-cell table:formula="of:=IF([.B76]=0; 0; IF([.B76]=1; 1; 1/(1+EXP(-[.C76]-0.543369445854449))))" office:value-type="float" office:value="0.00000001110537712574" calcext:value-type="float">
            <text:p>1.11053771257443E-08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18093" calcext:value-type="float">
            <text:p>1.81E-09</text:p>
          </table:table-cell>
          <table:table-cell table:formula="of:=IF([.B77]=0; 0; LN([.B77]/(1-[.B77])))" office:value-type="float" office:value="-20.1303258049942" calcext:value-type="float">
            <text:p>-20.1303258049942</text:p>
          </table:table-cell>
          <table:table-cell table:formula="of:=IF([.B77]=0; 0; IF([.B77]=1; 1; 1/(1+EXP(-[.C77]-0.543369445854449))))" office:value-type="float" office:value="0.00000000311525021449" calcext:value-type="float">
            <text:p>3.11525021448675E-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8]=0; 0; LN([.B78]/(1-[.B78])))" office:value-type="float" office:value="0" calcext:value-type="float">
            <text:p>0</text:p>
          </table:table-cell>
          <table:table-cell table:formula="of:=IF([.B78]=0; 0; IF([.B78]=1; 1; 1/(1+EXP(-[.C78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3573" calcext:value-type="float">
            <text:p>3.57E-09</text:p>
          </table:table-cell>
          <table:table-cell table:formula="of:=IF([.B79]=0; 0; LN([.B79]/(1-[.B79])))" office:value-type="float" office:value="-19.4498602543321" calcext:value-type="float">
            <text:p>-19.4498602543321</text:p>
          </table:table-cell>
          <table:table-cell table:formula="of:=IF([.B79]=0; 0; IF([.B79]=1; 1; 1/(1+EXP(-[.C79]-0.543369445854449))))" office:value-type="float" office:value="0.00000000615198640479" calcext:value-type="float">
            <text:p>6.15198640479262E-09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347025" calcext:value-type="float">
            <text:p>3.47E-09</text:p>
          </table:table-cell>
          <table:table-cell table:formula="of:=IF([.B80]=0; 0; LN([.B80]/(1-[.B80])))" office:value-type="float" office:value="-19.4790391960031" calcext:value-type="float">
            <text:p>-19.4790391960031</text:p>
          </table:table-cell>
          <table:table-cell table:formula="of:=IF([.B80]=0; 0; IF([.B80]=1; 1; 1/(1+EXP(-[.C80]-0.543369445854449))))" office:value-type="float" office:value="0.00000000597507159888" calcext:value-type="float">
            <text:p>5.97507159888467E-09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22704" calcext:value-type="float">
            <text:p>5.23E-07</text:p>
          </table:table-cell>
          <table:table-cell table:formula="of:=IF([.B81]=0; 0; LN([.B81]/(1-[.B81])))" office:value-type="float" office:value="-14.4642499759795" calcext:value-type="float">
            <text:p>-14.4642499759795</text:p>
          </table:table-cell>
          <table:table-cell table:formula="of:=IF([.B81]=0; 0; IF([.B81]=1; 1; 1/(1+EXP(-[.C81]-0.543369445854449))))" office:value-type="float" office:value="0.00000089999067920363" calcext:value-type="float">
            <text:p>8.99990679203632E-0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64823" calcext:value-type="float">
            <text:p>6.65E-08</text:p>
          </table:table-cell>
          <table:table-cell table:formula="of:=IF([.B82]=0; 0; LN([.B82]/(1-[.B82])))" office:value-type="float" office:value="-16.5263300236441" calcext:value-type="float">
            <text:p>-16.5263300236441</text:p>
          </table:table-cell>
          <table:table-cell table:formula="of:=IF([.B82]=0; 0; IF([.B82]=1; 1; 1/(1+EXP(-[.C82]-0.543369445854449))))" office:value-type="float" office:value="0.0000001144691259971" calcext:value-type="float">
            <text:p>1.14469125997094E-07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23578" calcext:value-type="float">
            <text:p>1.24E-07</text:p>
          </table:table-cell>
          <table:table-cell table:formula="of:=IF([.B83]=0; 0; LN([.B83]/(1-[.B83])))" office:value-type="float" office:value="-15.9063931777151" calcext:value-type="float">
            <text:p>-15.9063931777151</text:p>
          </table:table-cell>
          <table:table-cell table:formula="of:=IF([.B83]=0; 0; IF([.B83]=1; 1; 1/(1+EXP(-[.C83]-0.543369445854449))))" office:value-type="float" office:value="0.00000021277640920208" calcext:value-type="float">
            <text:p>2.12776409202077E-07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350582" calcext:value-type="float">
            <text:p>3.51E-09</text:p>
          </table:table-cell>
          <table:table-cell table:formula="of:=IF([.B84]=0; 0; LN([.B84]/(1-[.B84])))" office:value-type="float" office:value="-19.4688413888186" calcext:value-type="float">
            <text:p>-19.4688413888186</text:p>
          </table:table-cell>
          <table:table-cell table:formula="of:=IF([.B84]=0; 0; IF([.B84]=1; 1; 1/(1+EXP(-[.C84]-0.543369445854449))))" office:value-type="float" office:value="0.00000000603631597501" calcext:value-type="float">
            <text:p>6.03631597500584E-09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377524" calcext:value-type="float">
            <text:p>3.78E-07</text:p>
          </table:table-cell>
          <table:table-cell table:formula="of:=IF([.B85]=0; 0; LN([.B85]/(1-[.B85])))" office:value-type="float" office:value="-14.7896313165952" calcext:value-type="float">
            <text:p>-14.7896313165952</text:p>
          </table:table-cell>
          <table:table-cell table:formula="of:=IF([.B85]=0; 0; IF([.B85]=1; 1; 1/(1+EXP(-[.C85]-0.543369445854449))))" office:value-type="float" office:value="0.00000065002011995356" calcext:value-type="float">
            <text:p>6.50020119953559E-07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288033" calcext:value-type="float">
            <text:p>2.88E-10</text:p>
          </table:table-cell>
          <table:table-cell table:formula="of:=IF([.B86]=0; 0; LN([.B86]/(1-[.B86])))" office:value-type="float" office:value="-21.9679460587354" calcext:value-type="float">
            <text:p>-21.9679460587354</text:p>
          </table:table-cell>
          <table:table-cell table:formula="of:=IF([.B86]=0; 0; IF([.B86]=1; 1; 1/(1+EXP(-[.C86]-0.543369445854449))))" office:value-type="float" office:value="0.00000000049593481789" calcext:value-type="float">
            <text:p>4.95934817893405E-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7]=0; 0; LN([.B87]/(1-[.B87])))" office:value-type="float" office:value="0" calcext:value-type="float">
            <text:p>0</text:p>
          </table:table-cell>
          <table:table-cell table:formula="of:=IF([.B87]=0; 0; IF([.B87]=1; 1; 1/(1+EXP(-[.C87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32671" calcext:value-type="float">
            <text:p>2.33E-06</text:p>
          </table:table-cell>
          <table:table-cell table:formula="of:=IF([.B88]=0; 0; LN([.B88]/(1-[.B88])))" office:value-type="float" office:value="-12.971052978677" calcext:value-type="float">
            <text:p>-12.971052978677</text:p>
          </table:table-cell>
          <table:table-cell table:formula="of:=IF([.B88]=0; 0; IF([.B88]=1; 1; 1/(1+EXP(-[.C88]-0.543369445854449))))" office:value-type="float" office:value="0.00000400611930755027" calcext:value-type="float">
            <text:p>4.00611930755027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 0; LN([.B89]/(1-[.B89])))" office:value-type="float" office:value="0" calcext:value-type="float">
            <text:p>0</text:p>
          </table:table-cell>
          <table:table-cell table:formula="of:=IF([.B89]=0; 0; IF([.B89]=1; 1; 1/(1+EXP(-[.C89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861685" calcext:value-type="float">
            <text:p>8.62E-07</text:p>
          </table:table-cell>
          <table:table-cell table:formula="of:=IF([.B90]=0; 0; LN([.B90]/(1-[.B90])))" office:value-type="float" office:value="-13.9643752006172" calcext:value-type="float">
            <text:p>-13.9643752006172</text:p>
          </table:table-cell>
          <table:table-cell table:formula="of:=IF([.B90]=0; 0; IF([.B90]=1; 1; 1/(1+EXP(-[.C90]-0.543369445854449))))" office:value-type="float" office:value="0.00000148364710938003" calcext:value-type="float">
            <text:p>1.48364710938003E-06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539494" calcext:value-type="float">
            <text:p>0.00539494</text:p>
          </table:table-cell>
          <table:table-cell table:formula="of:=IF([.B91]=0; 0; LN([.B91]/(1-[.B91])))" office:value-type="float" office:value="-5.21688425650051" calcext:value-type="float">
            <text:p>-5.21688425650051</text:p>
          </table:table-cell>
          <table:table-cell table:formula="of:=IF([.B91]=0; 0; IF([.B91]=1; 1; 1/(1+EXP(-[.C91]-0.543369445854449))))" office:value-type="float" office:value="0.00925296855725212" calcext:value-type="float">
            <text:p>0.00925296855725212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24248" calcext:value-type="float">
            <text:p>2.24E-12</text:p>
          </table:table-cell>
          <table:table-cell table:formula="of:=IF([.B92]=0; 0; LN([.B92]/(1-[.B92])))" office:value-type="float" office:value="-26.8234387196329" calcext:value-type="float">
            <text:p>-26.8234387196329</text:p>
          </table:table-cell>
          <table:table-cell table:formula="of:=IF([.B92]=0; 0; IF([.B92]=1; 1; 1/(1+EXP(-[.C92]-0.543369445854449))))" office:value-type="float" office:value="0.00000000000386109894" calcext:value-type="float">
            <text:p>3.86109893886817E-12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2872" calcext:value-type="float">
            <text:p>0.00222872</text:p>
          </table:table-cell>
          <table:table-cell table:formula="of:=IF([.B93]=0; 0; LN([.B93]/(1-[.B93])))" office:value-type="float" office:value="-6.10409664204466" calcext:value-type="float">
            <text:p>-6.10409664204466</text:p>
          </table:table-cell>
          <table:table-cell table:formula="of:=IF([.B93]=0; 0; IF([.B93]=1; 1; 1/(1+EXP(-[.C93]-0.543369445854449))))" office:value-type="float" office:value="0.00383124371812532" calcext:value-type="float">
            <text:p>0.003831243718125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 0; LN([.B94]/(1-[.B94])))" office:value-type="float" office:value="0" calcext:value-type="float">
            <text:p>0</text:p>
          </table:table-cell>
          <table:table-cell table:formula="of:=IF([.B94]=0; 0; IF([.B94]=1; 1; 1/(1+EXP(-[.C94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92643" calcext:value-type="float">
            <text:p>1.93E-06</text:p>
          </table:table-cell>
          <table:table-cell table:formula="of:=IF([.B95]=0; 0; LN([.B95]/(1-[.B95])))" office:value-type="float" office:value="-13.1598400824316" calcext:value-type="float">
            <text:p>-13.1598400824316</text:p>
          </table:table-cell>
          <table:table-cell table:formula="of:=IF([.B95]=0; 0; IF([.B95]=1; 1; 1/(1+EXP(-[.C95]-0.543369445854449))))" office:value-type="float" office:value="0.00000331691987716365" calcext:value-type="float">
            <text:p>3.31691987716365E-06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303751" calcext:value-type="float">
            <text:p>3.04E-08</text:p>
          </table:table-cell>
          <table:table-cell table:formula="of:=IF([.B96]=0; 0; LN([.B96]/(1-[.B96])))" office:value-type="float" office:value="-17.3096426127349" calcext:value-type="float">
            <text:p>-17.3096426127349</text:p>
          </table:table-cell>
          <table:table-cell table:formula="of:=IF([.B96]=0; 0; IF([.B96]=1; 1; 1/(1+EXP(-[.C96]-0.543369445854449))))" office:value-type="float" office:value="0.00000005229980370253" calcext:value-type="float">
            <text:p>5.22998037025289E-08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9414" calcext:value-type="float">
            <text:p>4.94E-09</text:p>
          </table:table-cell>
          <table:table-cell table:formula="of:=IF([.B97]=0; 0; LN([.B97]/(1-[.B97])))" office:value-type="float" office:value="-19.1256171401459" calcext:value-type="float">
            <text:p>-19.1256171401459</text:p>
          </table:table-cell>
          <table:table-cell table:formula="of:=IF([.B97]=0; 0; IF([.B97]=1; 1; 1/(1+EXP(-[.C97]-0.543369445854449))))" office:value-type="float" office:value="0.00000000850809560331" calcext:value-type="float">
            <text:p>8.50809560330714E-09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728092" calcext:value-type="float">
            <text:p>7.28E-09</text:p>
          </table:table-cell>
          <table:table-cell table:formula="of:=IF([.B98]=0; 0; LN([.B98]/(1-[.B98])))" office:value-type="float" office:value="-18.738008601815" calcext:value-type="float">
            <text:p>-18.738008601815</text:p>
          </table:table-cell>
          <table:table-cell table:formula="of:=IF([.B98]=0; 0; IF([.B98]=1; 1; 1/(1+EXP(-[.C98]-0.543369445854449))))" office:value-type="float" office:value="0.00000001253627784341" calcext:value-type="float">
            <text:p>1.25362778434095E-08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737586" calcext:value-type="float">
            <text:p>7.38E-09</text:p>
          </table:table-cell>
          <table:table-cell table:formula="of:=IF([.B99]=0; 0; LN([.B99]/(1-[.B99])))" office:value-type="float" office:value="-18.7250533239736" calcext:value-type="float">
            <text:p>-18.7250533239736</text:p>
          </table:table-cell>
          <table:table-cell table:formula="of:=IF([.B99]=0; 0; IF([.B99]=1; 1; 1/(1+EXP(-[.C99]-0.543369445854449))))" office:value-type="float" office:value="0.00000001269974540137" calcext:value-type="float">
            <text:p>1.26997454013715E-08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426151" calcext:value-type="float">
            <text:p>4.26E-06</text:p>
          </table:table-cell>
          <table:table-cell table:formula="of:=IF([.B100]=0; 0; LN([.B100]/(1-[.B100])))" office:value-type="float" office:value="-12.3658827388762" calcext:value-type="float">
            <text:p>-12.3658827388762</text:p>
          </table:table-cell>
          <table:table-cell table:formula="of:=IF([.B100]=0; 0; IF([.B100]=1; 1; 1/(1+EXP(-[.C100]-0.543369445854449))))" office:value-type="float" office:value="0.00000733743940953802" calcext:value-type="float">
            <text:p>7.33743940953802E-06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248499" calcext:value-type="float">
            <text:p>2.48E-09</text:p>
          </table:table-cell>
          <table:table-cell table:formula="of:=IF([.B101]=0; 0; LN([.B101]/(1-[.B101])))" office:value-type="float" office:value="-19.8129971990658" calcext:value-type="float">
            <text:p>-19.8129971990658</text:p>
          </table:table-cell>
          <table:table-cell table:formula="of:=IF([.B101]=0; 0; IF([.B101]=1; 1; 1/(1+EXP(-[.C101]-0.543369445854449))))" office:value-type="float" office:value="0.00000000427865231124" calcext:value-type="float">
            <text:p>4.27865231123743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0526591134399801" calcext:value-type="float">
            <text:p>0.000526591134399801</text:p>
          </table:table-cell>
          <table:table-cell table:style-name="ce3" table:formula="of:=AVERAGE([.C2:.C101])" office:value-type="float" office:value="-13.0881092004953" calcext:value-type="float">
            <text:p>-13.0881092004953</text:p>
          </table:table-cell>
          <table:table-cell table:style-name="ce3" table:formula="of:=AVERAGE([.D2:.D101])" office:value-type="float" office:value="0.000894676948690429" calcext:value-type="float">
            <text:p>0.000894676948690429</text:p>
          </table:table-cell>
          <table:table-cell table:number-columns-repeated="6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6:02:36.151182849</dc:date>
    <meta:editing-duration>PT3H17M40S</meta:editing-duration>
    <meta:editing-cycles>25</meta:editing-cycles>
    <meta:generator>LibreOffice/7.3.7.2$Linux_X86_64 LibreOffice_project/30$Build-2</meta:generator>
    <meta:document-statistic meta:table-count="1" meta:cell-count="408" meta:object-count="0"/>
  </office:meta>
</office:document-meta>
</file>